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5pt" officeooo:rsid="0010c0fd" officeooo:paragraph-rsid="0018c48e" style:font-size-asian="13.1000003814697pt" style:font-size-complex="15pt"/>
    </style:style>
    <style:style style:name="P2" style:family="paragraph" style:parent-style-name="Standard">
      <style:paragraph-properties fo:text-align="justify" style:justify-single-word="false"/>
      <style:text-properties fo:font-size="15pt" officeooo:rsid="0018c48e" officeooo:paragraph-rsid="0018c48e" style:font-size-asian="13.1000003814697pt" style:font-size-complex="15pt"/>
    </style:style>
    <style:style style:name="P3" style:family="paragraph" style:parent-style-name="Standard">
      <style:paragraph-properties fo:text-align="justify" style:justify-single-word="false"/>
      <style:text-properties fo:font-size="15pt" officeooo:rsid="0018fc7c" officeooo:paragraph-rsid="0018fc7c" style:font-size-asian="13.1000003814697pt" style:font-size-complex="15pt"/>
    </style:style>
    <style:style style:name="P4" style:family="paragraph" style:parent-style-name="Standard">
      <style:paragraph-properties fo:text-align="center" style:justify-single-word="false"/>
      <style:text-properties fo:color="#000000" fo:font-size="20pt" style:text-underline-style="none" officeooo:rsid="0010c0fd" officeooo:paragraph-rsid="0018c48e" style:font-size-asian="17.5pt" style:font-size-complex="20pt"/>
    </style:style>
    <style:style style:name="P5" style:family="paragraph" style:parent-style-name="Standard">
      <style:paragraph-properties fo:text-align="center" style:justify-single-word="false"/>
      <style:text-properties fo:font-size="20pt" officeooo:rsid="0010c0fd" officeooo:paragraph-rsid="0018c48e" style:font-size-asian="17.5pt" style:font-size-complex="20pt"/>
    </style:style>
    <style:style style:name="P6" style:family="paragraph" style:parent-style-name="Standard">
      <style:paragraph-properties fo:text-align="justify" style:justify-single-word="false"/>
      <style:text-properties fo:font-size="20pt" officeooo:rsid="0010c0fd" officeooo:paragraph-rsid="0018c48e" style:font-size-asian="17.5pt" style:font-size-complex="20pt"/>
    </style:style>
    <style:style style:name="P7" style:family="paragraph" style:parent-style-name="Standard">
      <style:paragraph-properties fo:text-align="justify" style:justify-single-word="false"/>
      <style:text-properties officeooo:paragraph-rsid="001afa4d"/>
    </style:style>
    <style:style style:name="P8" style:family="paragraph" style:parent-style-name="Standard">
      <style:paragraph-properties fo:text-align="justify" style:justify-single-word="false"/>
      <style:text-properties officeooo:paragraph-rsid="001cbb58"/>
    </style:style>
    <style:style style:name="P9" style:family="paragraph" style:parent-style-name="Standard">
      <style:paragraph-properties fo:text-align="justify" style:justify-single-word="false"/>
      <style:text-properties officeooo:paragraph-rsid="001d7718"/>
    </style:style>
    <style:style style:name="P10" style:family="paragraph" style:parent-style-name="Standard">
      <style:paragraph-properties fo:text-align="justify" style:justify-single-word="false"/>
      <style:text-properties officeooo:paragraph-rsid="00240968"/>
    </style:style>
    <style:style style:name="P11" style:family="paragraph" style:parent-style-name="Standard">
      <style:paragraph-properties fo:text-align="justify" style:justify-single-word="false"/>
      <style:text-properties officeooo:paragraph-rsid="0028b94c"/>
    </style:style>
    <style:style style:name="P12" style:family="paragraph" style:parent-style-name="Standard" style:list-style-name="L2">
      <style:paragraph-properties fo:text-align="justify" style:justify-single-word="false"/>
      <style:text-properties officeooo:paragraph-rsid="0028b94c"/>
    </style:style>
    <style:style style:name="P13" style:family="paragraph" style:parent-style-name="Standard">
      <style:paragraph-properties fo:text-align="justify" style:justify-single-word="false"/>
      <style:text-properties officeooo:rsid="0028b94c" officeooo:paragraph-rsid="0028b94c"/>
    </style:style>
    <style:style style:name="P14" style:family="paragraph" style:parent-style-name="Text_20_body" style:list-style-name="L5"/>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4">
      <style:paragraph-properties fo:margin-top="0cm" fo:margin-bottom="0cm" loext:contextual-spacing="false"/>
    </style:style>
    <style:style style:name="T1" style:family="text">
      <style:text-properties officeooo:rsid="0018c48e"/>
    </style:style>
    <style:style style:name="T2" style:family="text">
      <style:text-properties fo:font-weight="bold" style:font-weight-asian="bold" style:font-weight-complex="bold"/>
    </style:style>
    <style:style style:name="T3" style:family="text">
      <style:text-properties officeooo:rsid="001afa4d"/>
    </style:style>
    <style:style style:name="T4" style:family="text">
      <style:text-properties fo:font-size="15pt" officeooo:rsid="001afa4d" style:font-size-asian="13.1000003814697pt" style:font-size-complex="15pt"/>
    </style:style>
    <style:style style:name="T5" style:family="text">
      <style:text-properties fo:font-size="15pt" fo:font-weight="bold" officeooo:rsid="001afa4d" style:font-size-asian="13.1000003814697pt" style:font-weight-asian="bold" style:font-size-complex="15pt" style:font-weight-complex="bold"/>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5pt" fo:font-weight="bold" officeooo:rsid="001cbb58" style:font-size-asian="15pt" style:font-weight-asian="bold" style:font-size-complex="15pt" style:font-weight-complex="bold"/>
    </style:style>
    <style:style style:name="T8" style:family="text">
      <style:text-properties fo:font-size="15pt" fo:font-weight="bold" officeooo:rsid="00240968" style:font-size-asian="15pt" style:font-weight-asian="bold" style:font-size-complex="15pt" style:font-weight-complex="bold"/>
    </style:style>
    <style:style style:name="T9" style:family="text">
      <style:text-properties fo:font-size="15pt" fo:font-weight="bold" officeooo:rsid="0026c478" style:font-size-asian="15pt" style:font-weight-asian="bold" style:font-size-complex="15pt" style:font-weight-complex="bold"/>
    </style:style>
    <style:style style:name="T10" style:family="text">
      <style:text-properties fo:font-size="15pt" fo:font-weight="bold" officeooo:rsid="0028b94c" style:font-size-asian="15pt" style:font-weight-asian="bold" style:font-size-complex="15pt" style:font-weight-complex="bold"/>
    </style:style>
    <style:style style:name="T11" style:family="text">
      <style:text-properties fo:font-size="15pt" fo:font-weight="normal" style:font-size-asian="15pt" style:font-weight-asian="normal" style:font-size-complex="15pt" style:font-weight-complex="normal"/>
    </style:style>
    <style:style style:name="T12" style:family="text">
      <style:text-properties fo:font-size="15pt" fo:font-weight="normal" officeooo:rsid="001cbb58" style:font-size-asian="15pt" style:font-weight-asian="normal" style:font-size-complex="15pt" style:font-weight-complex="normal"/>
    </style:style>
    <style:style style:name="T13" style:family="text">
      <style:text-properties fo:font-size="15pt" fo:font-weight="normal" officeooo:rsid="0026c478" style:font-size-asian="15pt" style:font-weight-asian="normal" style:font-size-complex="15pt" style:font-weight-complex="normal"/>
    </style:style>
    <style:style style:name="T14" style:family="text">
      <style:text-properties fo:font-size="15pt" fo:font-weight="normal" officeooo:rsid="0028b94c" style:font-size-asian="15pt" style:font-weight-asian="normal" style:font-size-complex="15pt" style:font-weight-complex="normal"/>
    </style:style>
    <style:style style:name="T15" style:family="text">
      <style:text-properties fo:font-size="15pt" style:font-size-asian="15pt" style:font-size-complex="15pt"/>
    </style:style>
    <style:style style:name="T16" style:family="text">
      <style:text-properties officeooo:rsid="0028b94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Questions (4/6/19)</text:p>
      <text:p text:style-name="P6"/>
      <text:p text:style-name="P1">1. What is key ?</text:p>
      <text:p text:style-name="P1">2. What is key generation ?</text:p>
      <text:p text:style-name="P1">3. What is Private k<text:span text:style-name="T3">e</text:span>y ?</text:p>
      <text:p text:style-name="P1">4. What is Public Key ?</text:p>
      <text:p text:style-name="P1">5. What is encryption ?</text:p>
      <text:p text:style-name="P1">6. What is Decryption ?</text:p>
      <text:p text:style-name="P1">7. Difference between symmetric and asymmetric <text:span text:style-name="T16">encryption</text:span>?</text:p>
      <text:p text:style-name="P1">8. Cryptosystem / Cryptography / Cryptology.</text:p>
      <text:p text:style-name="P1">9. Cipher.</text:p>
      <text:p text:style-name="P1">10. Cipher verification .</text:p>
      <text:p text:style-name="P1">11. RSA.</text:p>
      <text:p text:style-name="P1"/>
      <text:p text:style-name="P1"/>
      <text:p text:style-name="P5">Answers </text:p>
      <text:p text:style-name="P6"/>
      <text:p text:style-name="P1">1. <text:span text:style-name="T2">Key</text:span> is value or a variable that is applied during execution of an algorithm (i.e either for converting plain text to encrypted form or to decrypt the message). The key determines the functional output of an algorithm. <text:span text:style-name="T1">The length of the key determines the difficulty level of the message to decrypt it.</text:span></text:p>
      <text:p text:style-name="P1"/>
      <text:p text:style-name="P3">2. <text:span text:style-name="T2">Key Generation</text:span> is the process of generating keys in cryptography for encryption and decryption of the message. The key is generated using tools such as KeyGen or key generator. <text:span text:style-name="T3">Computer cryptography uses integer for keys. These keys are generated using Random Number Generator</text:span> <text:span text:style-name="T3">(RNG) or Resuedo Random Number Generator (PRNG).</text:span></text:p>
      <text:p text:style-name="P3"/>
      <text:p text:style-name="P7"><text:span text:style-name="T4">3. <text:s/></text:span><text:span text:style-name="T5">Private Key </text:span><text:span text:style-name="T11">, also known as a secret key, is a variable in cryptography that is used with an algorithm to encrypt and decrypt code. Secret keys are only shared with the key’s generator, making it highly secure. Private keys play an important role in symmetric cryptography, asymmetric cryptography and cryptocurrencies. Private key encryption is referred to as symmetric encryption, where the same private key is used for both encryption and decryption purposes. </text:span><text:span text:style-name="T12">Since only single key is required, the process and encryption- decryption is fast.</text:span></text:p>
      <text:p text:style-name="P7"><text:span text:style-name="T12"/></text:p>
      <text:p text:style-name="P8"><text:span text:style-name="T12">4. </text:span><text:span text:style-name="T7">Public Key</text:span><text:span text:style-name="T12"> ,</text:span><text:span text:style-name="T11">a cryptographic key that can be obtained and used by anyone to encrypt messages intended for a particular recipient, such that the encrypted </text:span><text:soft-page-break/><text:span text:style-name="T11">messages can be deciphered only by using a second key that is known only to the recipient ( </text:span><text:span text:style-name="T12">i.e. Private key )</text:span><text:span text:style-name="T11">.</text:span></text:p>
      <text:p text:style-name="P8"><text:span text:style-name="T11"/></text:p>
      <text:p text:style-name="P9"><text:span text:style-name="T12">5. </text:span><text:span text:style-name="T7">Encryption </text:span><text:span text:style-name="T12">is the process of converting a plain text into a coded form to prevent unauthorized access. </text:span><text:span text:style-name="T11">In an encryption scheme, the intended information or message, referred to as plaintext, is encrypted using an encryption algorithm – a cipher – generating ciphertext that can be read only if decrypted</text:span><text:span text:style-name="T12">. an encryption scheme usually uses a pseudo-random encryption key generated by an algorithm. It is in principle possible to decrypt the message without possessing the key, but, for a well-designed encryption scheme.</text:span></text:p>
      <text:p text:style-name="P9"><text:span text:style-name="T12"/></text:p>
      <text:p text:style-name="P10"><text:span text:style-name="T12">6. </text:span><text:span text:style-name="T8">Decryption </text:span><text:span text:style-name="T13">is the</text:span><text:span text:style-name="T11"> conversion of encrypted data into its original form is called Decryption. It is generally a reverse process of encryption. It decodes the encrypted information so that an authorized user can only decrypt the data because decryption requires a secret key or password.</text:span></text:p>
      <text:p text:style-name="P10"><text:span text:style-name="T11"/></text:p>
      <text:p text:style-name="P11"><text:span text:style-name="T14">7. </text:span><text:span text:style-name="T10">Symmetric V/S Asymmetric Encryption.</text:span></text:p>
      <text:p text:style-name="P11"><text:span text:style-name="T14"/></text:p>
      <text:list xml:id="list9008196284300592315" text:style-name="L2">
        <text:list-item>
          <text:p text:style-name="P12"><text:span text:style-name="T11">Symmetric encryption uses a single key that needs to be shared among the people who need to receive the message while asymmetrical encryption uses a pair of public key and a private key to encrypt and decrypt messages when communicating. </text:span></text:p>
        </text:list-item>
      </text:list>
      <text:list xml:id="list2984461889930258328" text:style-name="L3">
        <text:list-item>
          <text:p text:style-name="P15"><text:span text:style-name="T15">Symmetric encryption is an old technique while asymmetric encryption is relatively new. </text:span></text:p>
        </text:list-item>
      </text:list>
      <text:list xml:id="list2001228536881134528" text:style-name="L4">
        <text:list-item>
          <text:p text:style-name="P16"><text:span text:style-name="T15">Asymmetric encryption was introduced to complement the inherent problem of the need to share the key in symmetrical encryption model, eliminating the need to share the key by using a pair of public-private keys. </text:span></text:p>
        </text:list-item>
      </text:list>
      <text:list xml:id="list7937107389700627249" text:style-name="L5">
        <text:list-item>
          <text:p text:style-name="P14"><text:span text:style-name="T15">Asymmetric encryption takes relatively more time than the symmetric encryption. </text:span></text:p>
        </text:list-item>
      </text:list>
      <text:p text:style-name="P13"><text:span text:style-name="T11"/></text:p>
      <text:p text:style-name="P13"><text:span text:style-name="T1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09:27:06.614507936</meta:creation-date>
    <dc:date>2019-06-04T10:22:25.568496701</dc:date>
    <meta:editing-duration>PT12M35S</meta:editing-duration>
    <meta:editing-cycles>4</meta:editing-cycles>
    <meta:generator>LibreOffice/5.1.6.2$Linux_X86_64 LibreOffice_project/10m0$Build-2</meta:generator>
    <meta:document-statistic meta:table-count="0" meta:image-count="0" meta:object-count="0" meta:page-count="2" meta:paragraph-count="24" meta:word-count="527" meta:character-count="3225" meta:non-whitespace-character-count="2718"/>
  </office:meta>
</office:document-meta>
</file>